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fo:font-size="14pt" officeooo:rsid="0011d3e7" officeooo:paragraph-rsid="0011d3e7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rce Code Pr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10:54:43.156604160</meta:creation-date>
    <dc:date>2021-06-27T10:55:18.337965630</dc:date>
    <meta:editing-duration>PT36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6.4.2.2$Linux_X86_64 LibreOffice_project/40$Build-2</meta:generator>
  </office:meta>
</office:document-meta>
</file>